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Fira Code" fo:font-size="10.5pt" fo:font-weight="normal" fo:background-color="#1f1f1f"/>
    </style:style>
    <style:style style:name="P2" style:family="paragraph" style:parent-style-name="Standard">
      <style:paragraph-properties style:line-height-at-least="0.198in"/>
      <style:text-properties fo:color="#cccccc" loext:opacity="100%" style:font-name="Fira Code" fo:font-size="10.5pt" fo:font-weight="normal" fo:background-color="#1f1f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56605718 -17</text:p>
      <text:p text:style-name="P1">55253063 -14</text:p>
      <text:p text:style-name="P1">51754370 -05</text:p>
      <text:p text:style-name="P1">58054738</text:p>
      <text:p text:style-name="P1">53997400</text:p>
      <text:p text:style-name="P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2T13:31:36.109283333</meta:creation-date>
    <dc:date>2025-11-02T13:33:47.883638640</dc:date>
    <meta:editing-duration>PT2M17S</meta:editing-duration>
    <meta:editing-cycles>1</meta:editing-cycles>
    <meta:document-statistic meta:table-count="0" meta:image-count="0" meta:object-count="0" meta:page-count="1" meta:paragraph-count="5" meta:word-count="8" meta:character-count="52" meta:non-whitespace-character-count="49"/>
    <meta:generator>LibreOffice/24.8.7.2$Linux_X86_64 LibreOffice_project/480$Build-2</meta:generator>
  </office:meta>
</office:document-meta>
</file>